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3.783541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Mariadb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brukeranvn</text:p>
          </table:table-cell>
          <table:table-cell office:value-type="string" table:style-name="ce1">
            <text:p>root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passord</text:p>
          </table:table-cell>
          <table:table-cell office:value-type="string" table:style-name="ce1">
            <text:p>admin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databasenavn</text:p>
          </table:table-cell>
          <table:table-cell office:value-type="string" table:style-name="ce1">
            <text:p>chatapp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2">
            <text:p>Server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ip-adresse</text:p>
          </table:table-cell>
          <table:table-cell office:value-type="string" table:style-name="ce1">
            <text:p>10.2.2.126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Maskin Navn</text:p>
          </table:table-cell>
          <table:table-cell office:value-type="string" table:style-name="ce1">
            <text:p>asjer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laptop</text:p>
          </table:table-cell>
          <table:table-cell table:style-name="ce1"/>
          <table:table-cell office:value-type="string" table:style-name="ce1">
            <text:p><text:s text:c="5"/>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ip-adresse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maskin navn</text:p>
          </table:table-cell>
          <table:table-cell office:value-type="string" table:style-name="ce1">
            <text:p>DESKTOP-PV9EOH8</text:p>
          </table:table-cell>
          <table:table-cell table:number-columns-repeated="16380" table:style-name="ce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Asjer Bereket</meta:initial-creator>
    <dc:creator>Asjer Bereket</dc:creator>
    <meta:creation-date>2023-12-08T18:11:56Z</meta:creation-date>
    <dc:date>2023-12-08T18:32:25Z</dc:date>
  </office:meta>
</office:document-meta>
</file>